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rebuchet MS" svg:font-family="'Trebuchet MS', 'Lucida Grande', 'Lucida Sans Unicode'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fo:color="#9a8b7d" style:font-name="Trebuchet MS" fo:font-size="10.5pt" fo:letter-spacing="normal" fo:font-style="normal"/>
    </style:style>
    <style:style style:name="P2" style:family="paragraph" style:parent-style-name="Text_20_body">
      <style:paragraph-properties fo:margin-left="0cm" fo:margin-right="0cm" fo:text-indent="0cm" style:auto-text-indent="false" fo:padding="0cm" fo:border="none"/>
      <style:text-properties fo:font-variant="normal" fo:text-transform="none" fo:color="#9a8b7d" style:font-name="Trebuchet MS" fo:font-size="10.5pt" fo:letter-spacing="normal" fo:font-style="normal" fo:font-weight="normal"/>
    </style:style>
    <style:style style:name="P3" style:family="paragraph" style:parent-style-name="Heading_20_4">
      <style:paragraph-properties fo:margin-left="0cm" fo:margin-right="0cm" fo:text-indent="0cm" style:auto-text-indent="false" fo:padding="0cm" fo:border="none"/>
      <style:text-properties fo:font-variant="normal" fo:text-transform="none" fo:color="#9a8b7d" style:font-name="Trebuchet MS" fo:font-size="10.5pt" fo:letter-spacing="normal" fo:font-style="normal" fo:font-weight="normal"/>
    </style:style>
    <style:style style:name="P4" style:family="paragraph" style:parent-style-name="Heading_20_4">
      <style:paragraph-properties fo:margin-left="0cm" fo:margin-right="0cm" fo:text-indent="0cm" style:auto-text-indent="false"/>
      <style:text-properties fo:font-variant="normal" fo:text-transform="none" fo:color="#9a8b7d" style:font-name="Trebuchet MS" fo:font-size="10.5pt" fo:letter-spacing="normal" fo:font-style="normal"/>
    </style:style>
    <style:style style:name="P5" style:family="paragraph" style:parent-style-name="Heading_20_4">
      <style:paragraph-properties fo:margin-top="0.423cm" fo:margin-bottom="0.212cm" fo:keep-with-next="always"/>
      <style:text-properties fo:font-variant="normal" fo:text-transform="none" fo:color="#9a8b7d" style:text-line-through-style="none" style:font-name="Trebuchet MS" fo:font-size="10.5pt" fo:letter-spacing="normal" fo:font-style="normal" style:text-underline-style="none" fo:font-weight="normal" style:text-blinking="false"/>
    </style:style>
    <style:style style:name="P6" style:family="paragraph" style:parent-style-name="Heading_20_4">
      <style:paragraph-properties fo:margin-top="0.423cm" fo:margin-bottom="0.212cm"/>
      <style:text-properties fo:font-variant="normal" fo:text-transform="none" fo:color="#9a8b7d" style:text-line-through-style="none" style:font-name="Trebuchet MS" fo:font-size="10.5pt" fo:letter-spacing="normal" fo:font-style="normal" style:text-underline-style="none" fo:font-weight="normal" style:text-blinking="false"/>
    </style:style>
    <style:style style:name="P7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cm" fo:margin-right="0cm" fo:margin-top="0cm" fo:margin-bottom="0cm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cm" fo:margin-right="0cm" fo:margin-top="0cm" fo:margin-bottom="0cm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cm" fo:margin-right="0cm" fo:margin-top="0cm" fo:margin-bottom="0cm" fo:text-indent="0cm" style:auto-text-indent="false" fo:padding="0cm" fo:border="none"/>
    </style:style>
    <style:style style:name="P11" style:family="paragraph" style:parent-style-name="Text_20_body" style:list-style-name="L5">
      <style:paragraph-properties fo:margin-left="0cm" fo:margin-right="0cm" fo:margin-top="0cm" fo:margin-bottom="0cm" fo:text-indent="0cm" style:auto-text-indent="false" fo:padding="0cm" fo:border="none"/>
    </style:style>
    <style:style style:name="P12" style:family="paragraph" style:parent-style-name="Text_20_body" style:list-style-name="L6">
      <style:paragraph-properties fo:margin-left="0cm" fo:margin-right="0cm" fo:margin-top="0cm" fo:margin-bottom="0cm" fo:text-indent="0cm" style:auto-text-indent="false" fo:padding="0cm" fo:border="none"/>
    </style:style>
    <style:style style:name="P13" style:family="paragraph" style:parent-style-name="Text_20_body" style:list-style-name="L7">
      <style:paragraph-properties fo:margin-left="0cm" fo:margin-right="0cm" fo:margin-top="0cm" fo:margin-bottom="0cm" fo:text-indent="0cm" style:auto-text-indent="false" fo:padding="0cm" fo:border="none"/>
    </style:style>
    <style:style style:name="P14" style:family="paragraph" style:parent-style-name="Text_20_body" style:list-style-name="L7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9a8b7d" style:font-name="Trebuchet MS" fo:font-size="10.5pt" fo:letter-spacing="normal" fo:font-style="normal" fo:font-weight="normal"/>
    </style:style>
    <style:style style:name="P15" style:family="paragraph" style:parent-style-name="Text_20_body" style:list-style-name="L8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9a8b7d" style:font-name="Trebuchet MS" fo:font-size="10.5pt" fo:letter-spacing="normal" fo:font-style="normal" fo:font-weight="normal"/>
    </style:style>
    <style:style style:name="P16" style:family="paragraph" style:parent-style-name="Text_20_body" style:list-style-name="L8">
      <style:paragraph-properties fo:margin-left="0cm" fo:margin-right="0cm" fo:margin-top="0cm" fo:margin-bottom="0cm" fo:text-indent="0cm" style:auto-text-indent="false" fo:padding="0cm" fo:border="none"/>
    </style:style>
    <style:style style:name="P17" style:family="paragraph" style:parent-style-name="Text_20_body" style:list-style-name="L9">
      <style:paragraph-properties fo:margin-left="0cm" fo:margin-right="0cm" fo:margin-top="0cm" fo:margin-bottom="0cm" fo:text-indent="0cm" style:auto-text-indent="false" fo:padding="0cm" fo:border="none"/>
    </style:style>
    <style:style style:name="P18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19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20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21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22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23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24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25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26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fo:font-variant="normal" fo:text-transform="none" fo:color="#9a8b7d" style:font-name="Trebuchet MS" fo:font-size="10.5pt" fo:letter-spacing="normal" fo:font-style="normal" fo:font-weight="normal"/>
    </style:style>
    <style:style style:name="T1" style:family="text">
      <style:text-properties fo:font-variant="normal" fo:text-transform="none" fo:color="#00549e" style:text-line-through-style="none" style:font-name="Trebuchet MS" fo:font-size="10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9a8b7d" style:font-name="Trebuchet MS" fo:font-size="10.5pt" fo:letter-spacing="normal" fo:font-style="normal" fo:font-weight="normal"/>
    </style:style>
    <style:style style:name="T3" style:family="text">
      <style:text-properties fo:font-variant="normal" fo:text-transform="none" fo:color="#9a8b7d" style:font-name="Trebuchet MS" fo:font-size="10.5pt" fo:letter-spacing="normal" fo:font-style="italic" fo:font-weight="normal"/>
    </style:style>
    <style:style style:name="T4" style:family="text">
      <style:text-properties fo:font-variant="normal" fo:text-transform="none" fo:color="#9a8b7d" style:text-line-through-style="none" style:font-name="Trebuchet MS" fo:font-size="10.5pt" fo:letter-spacing="normal" fo:font-style="normal" style:text-underline-style="none" fo:font-weight="normal" style:text-blinking="false"/>
    </style:style>
    <style:style style:name="T5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4">Основные команды</text:h>
      <text:list xml:id="list9568392851" text:style-name="L1">
        <text:list-item>
          <text:p text:style-name="P7"><text:a xlink:type="simple" xlink:href="http://asterisk.ru/knowledgebase/Asterisk+cmd+Authenticate"><text:span text:style-name="T1">Authenticate</text:span></text:a><text:span text:style-name="T2">: Авторизация пользователя</text:span></text:p>
        </text:list-item>
        <text:list-item>
          <text:p text:style-name="P7"><text:a xlink:type="simple" xlink:href="http://asterisk.ru/knowledgebase/Asterisk+cmd+VMAuthenticate"><text:span text:style-name="T1">VMAuthenticate</text:span></text:a><text:span text:style-name="T2">: Авторизация пользователя, используя настройки из файла voicemail.conf</text:span></text:p>
        </text:list-item>
        <text:list-item>
          <text:p text:style-name="P7"><text:a xlink:type="simple" xlink:href="http://asterisk.ru/knowledgebase/Asterisk+cmd+Bridge"><text:span text:style-name="T1">Bridge</text:span></text:a><text:span text:style-name="T2">: Соединение двух произвольных каналов.</text:span></text:p>
        </text:list-item>
        <text:list-item>
          <text:p text:style-name="P7"><text:a xlink:type="simple" xlink:href="http://asterisk.ru/knowledgebase/Asterisk+cmd+ChannelRedirect"><text:span text:style-name="T1">ChannelRedirect</text:span></text:a><text:span text:style-name="T2">: Переадресация существующего канала в другую точку плана набора.</text:span></text:p>
        </text:list-item>
        <text:list-item>
          <text:p text:style-name="P7"><text:a xlink:type="simple" xlink:href="http://asterisk.ru/knowledgebase/Asterisk+cmd+DUNDiLookup"><text:span text:style-name="T1">DUNDiLookup</text:span></text:a><text:span text:style-name="T2">: Попробовать получить номер, через систему DUNDi.</text:span></text:p>
        </text:list-item>
        <text:list-item>
          <text:p text:style-name="P7"><text:a xlink:type="simple" xlink:href="http://asterisk.ru/knowledgebase/Asterisk+cmd+Log"><text:span text:style-name="T1">Log</text:span></text:a><text:span text:style-name="T2">: Вносит произвольный текст в файл(ы) лога сервера Asterisk.</text:span></text:p>
        </text:list-item>
        <text:list-item>
          <text:p text:style-name="P7"><text:a xlink:type="simple" xlink:href="http://asterisk.ru/knowledgebase/Asterisk+cmd+JabberSend"><text:span text:style-name="T1">JabberSend</text:span></text:a><text:span text:style-name="T2">: Отправка текстового сообщения через Jabber.</text:span></text:p>
        </text:list-item>
        <text:list-item>
          <text:p text:style-name="P7"><text:a xlink:type="simple" xlink:href="http://asterisk.ru/knowledgebase/Asterisk+cmd+Page"><text:span text:style-name="T1">Page</text:span></text:a><text:span text:style-name="T2">: Передать голосовое сообщение через несколько телефонов (Paging)</text:span></text:p>
        </text:list-item>
        <text:list-item>
          <text:p text:style-name="P7"><text:a xlink:type="simple" xlink:href="http://asterisk.ru/knowledgebase/Asterisk+cmd+SendDTMF"><text:span text:style-name="T1">SendDTMF</text:span></text:a><text:span text:style-name="T2">: Отправка в канал произвольной последовательности DTMF цифр</text:span></text:p>
        </text:list-item>
        <text:list-item>
          <text:p text:style-name="P7"><text:a xlink:type="simple" xlink:href="http://asterisk.ru/knowledgebase/Asterisk+cmd+SendImage"><text:span text:style-name="T1">SendImage</text:span></text:a><text:span text:style-name="T2">: Отправка файла с изображением</text:span></text:p>
        </text:list-item>
        <text:list-item>
          <text:p text:style-name="P7"><text:a xlink:type="simple" xlink:href="http://asterisk.ru/knowledgebase/Asterisk+cmd+SendText"><text:span text:style-name="T1">SendText</text:span></text:a><text:span text:style-name="T2">: Отправка текстового сообщения абоненту</text:span></text:p>
        </text:list-item>
        <text:list-item>
          <text:p text:style-name="P7"><text:a xlink:type="simple" xlink:href="http://asterisk.ru/knowledgebase/Asterisk+cmd+SendURL"><text:span text:style-name="T1">SendURL</text:span></text:a><text:span text:style-name="T2">: Отправка url на дисплей клиента</text:span></text:p>
        </text:list-item>
        <text:list-item>
          <text:p text:style-name="P7"><text:a xlink:type="simple" xlink:href="http://asterisk.ru/knowledgebase/Asterisk+cmd+System"><text:span text:style-name="T1">System</text:span></text:a><text:span text:style-name="T2">: Выполнить команду операционной системы</text:span></text:p>
        </text:list-item>
        <text:list-item>
          <text:p text:style-name="P7"><text:a xlink:type="simple" xlink:href="http://asterisk.ru/knowledgebase/Asterisk+cmd+Transfer"><text:span text:style-name="T1">Transfer</text:span></text:a><text:span text:style-name="T2">: Перевод звонка на другой екстеншен</text:span></text:p>
        </text:list-item>
        <text:list-item>
          <text:p text:style-name="P7"><text:a xlink:type="simple" xlink:href="http://asterisk.ru/knowledgebase/Asterisk+cmd+TrySystem"><text:span text:style-name="T1">TrySystem</text:span></text:a><text:span text:style-name="T2">: Выполнить команду операционной системы. Всегда возвращает 0</text:span></text:p>
        </text:list-item>
        <text:list-item>
          <text:p text:style-name="P7"><text:a xlink:type="simple" xlink:href="http://asterisk.ru/knowledgebase/Asterisk+cmd+Wait"><text:span text:style-name="T1">Wait</text:span></text:a><text:span text:style-name="T2">: Пауза на заданное время</text:span></text:p>
        </text:list-item>
        <text:list-item>
          <text:p text:style-name="P7"><text:a xlink:type="simple" xlink:href="http://asterisk.ru/knowledgebase/Asterisk+cmd+WaitExten"><text:span text:style-name="T1">WaitExten</text:span></text:a><text:span text:style-name="T2">: Ждать заданное время</text:span></text:p>
        </text:list-item>
        <text:list-item>
          <text:p text:style-name="P7"><text:a xlink:type="simple" xlink:href="http://asterisk.ru/knowledgebase/Asterisk+cmd+WaitForRing"><text:span text:style-name="T1">WaitForRing</text:span></text:a><text:span text:style-name="T2">: Ждать состояния "вызова абонента" (звонка)</text:span></text:p>
        </text:list-item>
        <text:list-item>
          <text:p text:style-name="P18"><text:a xlink:type="simple" xlink:href="http://asterisk.ru/knowledgebase/Asterisk+cmd+WaitMusicOnHold"><text:span text:style-name="T1">WaitMusicOnHold</text:span></text:a><text:span text:style-name="T2">: Ожидание с проигрышом музыки (Music On Hold)</text:span></text:p>
        </text:list-item>
      </text:list>
      <text:h text:style-name="P6" text:outline-level="4"><text:bookmark text:name="_2"/>Билинг</text:h>
      <text:list xml:id="list805381686" text:style-name="L2">
        <text:list-item>
          <text:p text:style-name="P8"><text:a xlink:type="simple" xlink:href="http://asterisk.ru/knowledgebase/Asterisk+cmd+ForkCDR"><text:span text:style-name="T1">ForkCDR</text:span></text:a><text:span text:style-name="T2">: Получить из одной CDR записи две раздельных.</text:span></text:p>
        </text:list-item>
        <text:list-item>
          <text:p text:style-name="P8"><text:a xlink:type="simple" xlink:href="http://asterisk.ru/knowledgebase/Asterisk+cmd+NoCDR"><text:span text:style-name="T1">NoCDR</text:span></text:a><text:span text:style-name="T2">: Указывает Asterisk'у не сохранять CDR запись для вызова.</text:span></text:p>
        </text:list-item>
        <text:list-item>
          <text:p text:style-name="P8"><text:a xlink:type="simple" xlink:href="http://asterisk.ru/knowledgebase/Asterisk+cmd+ResetCDR"><text:span text:style-name="T1">ResetCDR</text:span></text:a><text:span text:style-name="T2">: Сброс данных CDR.</text:span></text:p>
        </text:list-item>
        <text:list-item>
          <text:p text:style-name="P8"><text:a xlink:type="simple" xlink:href="http://asterisk.ru/knowledgebase/Asterisk+cmd+SetAccount"><text:span text:style-name="T1">SetAccount</text:span></text:a><text:span text:style-name="T2">: Установка account code.</text:span></text:p>
        </text:list-item>
        <text:list-item>
          <text:p text:style-name="P8"><text:a xlink:type="simple" xlink:href="http://asterisk.ru/knowledgebase/Asterisk+cmd+SetAMAflags"><text:span text:style-name="T1">SetAMAflags</text:span></text:a><text:span text:style-name="T2">: Установка флага AMA для билинга.</text:span></text:p>
        </text:list-item>
        <text:list-item>
          <text:p text:style-name="P8"><text:a xlink:type="simple" xlink:href="http://asterisk.ru/knowledgebase/Asterisk+func+cdr"><text:span text:style-name="T1">CDR (userfield)</text:span></text:a><text:span text:style-name="T2">: Установка пользовательских полей в записи CDR.</text:span></text:p>
        </text:list-item>
        <text:list-item>
          <text:p text:style-name="P19"><text:a xlink:type="simple" xlink:href="http://asterisk.ru/knowledgebase/Asterisk+func+cdr"><text:span text:style-name="T1">CDR (userfield)</text:span></text:a><text:span text:style-name="T2">: Добавить пользовательские данные к существующим в записи CDR.</text:span></text:p>
        </text:list-item>
      </text:list>
      <text:h text:style-name="P3" text:outline-level="4"><text:bookmark text:name="_3"/>Управление вызовами (окончание связи, ответ на вызов, набор номера, и т.д.)</text:h>
      <text:list xml:id="list401178912" text:style-name="L3">
        <text:list-item>
          <text:p text:style-name="P9"><text:a xlink:type="simple" xlink:href="http://asterisk.ru/knowledgebase/Asterisk+cmd+Answer"><text:span text:style-name="T1">Answer</text:span></text:a><text:span text:style-name="T2">: Ответ на звонок, если по каналу поступает вызов</text:span></text:p>
        </text:list-item>
        <text:list-item>
          <text:p text:style-name="P9"><text:a xlink:type="simple" xlink:href="http://asterisk.ru/knowledgebase/Asterisk+cmd+Busy"><text:span text:style-name="T1">Busy</text:span></text:a><text:span text:style-name="T2">: Установить состояние "занято" и ждать окончания соединения</text:span></text:p>
        </text:list-item>
        <text:list-item>
          <text:p text:style-name="P9"><text:a xlink:type="simple" xlink:href="http://asterisk.ru/knowledgebase/Asterisk+cmd+ChanIsAvail"><text:span text:style-name="T1">ChanIsAvail</text:span></text:a><text:span text:style-name="T2">: Проверка на доступность канала связи</text:span></text:p>
        </text:list-item>
        <text:list-item>
          <text:p text:style-name="P9"><text:a xlink:type="simple" xlink:href="http://asterisk.ru/knowledgebase/Asterisk+cmd+Congestion"><text:span text:style-name="T1">Congestion</text:span></text:a><text:span text:style-name="T2">: Установить состояние "перегрузки канала" и ждать окончания соединения</text:span></text:p>
        </text:list-item>
        <text:list-item>
          <text:p text:style-name="P9"><text:a xlink:type="simple" xlink:href="http://asterisk.ru/knowledgebase/Asterisk+cmd+Dial"><text:span text:style-name="T1">Dial</text:span></text:a><text:span text:style-name="T2">: Совершить вызов и, в случае успеха, соединить вызываемого с текущим каналом</text:span></text:p>
        </text:list-item>
        <text:list-item>
          <text:p text:style-name="P9"><text:a xlink:type="simple" xlink:href="http://asterisk.ru/knowledgebase/Asterisk+cmd+DISA"><text:span text:style-name="T1">DISA</text:span></text:a><text:span text:style-name="T2">: Система DISA (Direct Inward System Access)</text:span></text:p>
        </text:list-item>
        <text:list-item>
          <text:p text:style-name="P9"><text:a xlink:type="simple" xlink:href="http://asterisk.ru/knowledgebase/Asterisk+cmd+Hangup"><text:span text:style-name="T1">Hangup</text:span></text:a><text:span text:style-name="T2">: Безусловное разъединение соединения</text:span></text:p>
        </text:list-item>
        <text:list-item>
          <text:p text:style-name="P9"><text:a xlink:type="simple" xlink:href="http://asterisk.ru/knowledgebase/Asterisk+cmd+RetryDial"><text:span text:style-name="T1">RetryDial</text:span></text:a><text:span text:style-name="T2">: Совершить вызов заданного екстеншена, повторять при неудачной попытке вызова, вызывающий пользователь может закончить процедуру вызова, нажав кнопку на dtmf клавиатуре.</text:span></text:p>
        </text:list-item>
        <text:list-item>
          <text:p text:style-name="P20"><text:a xlink:type="simple" xlink:href="http://asterisk.ru/knowledgebase/Asterisk+cmd+Ringing"><text:span text:style-name="T1">Ringing</text:span></text:a><text:span text:style-name="T2">: Установить состояние "вызова абонента" (звонка)</text:span></text:p>
        </text:list-item>
      </text:list>
      <text:p text:style-name="P2"/>
      <text:p text:style-name="P2"/>
      <text:p text:style-name="P2"/>
      <text:p text:style-name="P2"/>
      <text:h text:style-name="P6" text:outline-level="4"><text:bookmark text:name="quot_quot_ID_"/><text:soft-page-break/>Манипуляции с информацией о "звонящем" пользователе (ID, Имя и т.д.)</text:h>
      <text:list xml:id="list1816219164" text:style-name="L4">
        <text:list-item>
          <text:p text:style-name="P10"><text:a xlink:type="simple" xlink:href="http://asterisk.ru/knowledgebase/Asterisk+cmd+CallingPres"><text:span text:style-name="T1">CallingPres</text:span></text:a><text:span text:style-name="T2">: Изменяет режим публикации для callerid</text:span></text:p>
        </text:list-item>
        <text:list-item>
          <text:p text:style-name="P10"><text:a xlink:type="simple" xlink:href="http://asterisk.ru/knowledgebase/Asterisk+cmd+LookupBlacklist"><text:span text:style-name="T1">LookupBlacklist</text:span></text:a><text:span text:style-name="T2">: Поиск имени/номера Caller*ID в черном списке</text:span></text:p>
        </text:list-item>
        <text:list-item>
          <text:p text:style-name="P10"><text:a xlink:type="simple" xlink:href="http://asterisk.ru/knowledgebase/Asterisk+cmd+LookupCIDName"><text:span text:style-name="T1">LookupCIDName</text:span></text:a><text:span text:style-name="T2">: Поиск Имени CallerID в локальной базе данных</text:span></text:p>
        </text:list-item>
        <text:list-item>
          <text:p text:style-name="P10"><text:a xlink:type="simple" xlink:href="http://asterisk.ru/knowledgebase/Asterisk+cmd+PrivacyManager"><text:span text:style-name="T1">PrivacyManager</text:span></text:a><text:span text:style-name="T2">: Требует ввода номера телефона, если CallerID не получен</text:span></text:p>
        </text:list-item>
        <text:list-item>
          <text:p text:style-name="P10"><text:a xlink:type="simple" xlink:href="http://asterisk.ru/knowledgebase/Asterisk+cmd+SetCallerID"><text:span text:style-name="T1">SetCallerID</text:span></text:a><text:span text:style-name="T2">: Установка CallerID. Устарела в 1.2.0, используйте </text:span><text:a xlink:type="simple" xlink:href="http://asterisk.ru/knowledgebase/Asterisk+func+callerid"><text:span text:style-name="T1">CALLERID</text:span></text:a><text:span text:style-name="T2">.</text:span></text:p>
        </text:list-item>
        <text:list-item>
          <text:p text:style-name="P10"><text:a xlink:type="simple" xlink:href="http://asterisk.ru/knowledgebase/Asterisk+cmd+SetCallerPres"><text:span text:style-name="T1">SetCallerPres</text:span></text:a><text:span text:style-name="T2">: Изменяет режим публикации для callerid (используя текстовые значения)</text:span></text:p>
        </text:list-item>
        <text:list-item>
          <text:p text:style-name="P10"><text:a xlink:type="simple" xlink:href="http://asterisk.ru/knowledgebase/Asterisk+cmd+SetCIDName"><text:span text:style-name="T1">SetCIDName</text:span></text:a><text:span text:style-name="T2">: Установка имени в CallerID. Устарела в 1.2.x, в версии 1.4.x - удалена. Используйте: </text:span><text:a xlink:type="simple" xlink:href="http://asterisk.ru/knowledgebase/Asterisk+func+callerid"><text:span text:style-name="T1">CALLERID</text:span></text:a><text:span text:style-name="T2">(name).</text:span></text:p>
        </text:list-item>
        <text:list-item>
          <text:p text:style-name="P10"><text:a xlink:type="simple" xlink:href="http://asterisk.ru/knowledgebase/Asterisk+cmd+SetCIDNum"><text:span text:style-name="T1">SetCIDNum</text:span></text:a><text:span text:style-name="T2">: Установка только номера в Caller ID (не имени). Устарела в 1.2.x, в версии 1.4.x - удалена. Используйте: </text:span><text:a xlink:type="simple" xlink:href="http://asterisk.ru/knowledgebase/Asterisk+func+callerid"><text:span text:style-name="T1">CALLERID</text:span></text:a><text:span text:style-name="T2">(number).</text:span></text:p>
        </text:list-item>
        <text:list-item>
          <text:p text:style-name="P10"><text:a xlink:type="simple" xlink:href="http://asterisk.ru/knowledgebase/Asterisk+cmd+SoftHangup"><text:span text:style-name="T1">SoftHangup</text:span></text:a><text:span text:style-name="T2">: Требует разрыва связи на заданном канале</text:span></text:p>
        </text:list-item>
        <text:list-item>
          <text:p text:style-name="P21"><text:a xlink:type="simple" xlink:href="http://asterisk.ru/knowledgebase/Asterisk+cmd+Zapateller"><text:span text:style-name="T1">Zapateller</text:span></text:a><text:span text:style-name="T2">: Блокировка "telemarketers'a" с использованием SIT</text:span></text:p>
        </text:list-item>
      </text:list>
      <text:h text:style-name="P6" text:outline-level="4"><text:bookmark text:name="_6"/>Управление потоками и таймаутами</text:h>
      <text:list xml:id="list791026533" text:style-name="L5">
        <text:list-item>
          <text:p text:style-name="P11"><text:a xlink:type="simple" xlink:href="http://asterisk.ru/knowledgebase/Asterisk+cmd+Goto"><text:span text:style-name="T1">Goto</text:span></text:a><text:span text:style-name="T2">: Переход на заданный приоритет, екстеншен или контекст в плане набора.</text:span></text:p>
        </text:list-item>
        <text:list-item>
          <text:p text:style-name="P11"><text:a xlink:type="simple" xlink:href="http://asterisk.ru/knowledgebase/Asterisk+cmd+GotoIf"><text:span text:style-name="T4">GotoIf</text:span></text:a><text:span text:style-name="T2">: Условный переход.</text:span></text:p>
        </text:list-item>
        <text:list-item>
          <text:p text:style-name="P11"><text:a xlink:type="simple" xlink:href="http://asterisk.ru/knowledgebase/Asterisk+cmd+GotoIfTime"><text:span text:style-name="T1">GotoIfTime</text:span></text:a><text:span text:style-name="T2">: Условный переход зависящий от текущего времени.</text:span></text:p>
        </text:list-item>
        <text:list-item>
          <text:p text:style-name="P11"><text:a xlink:type="simple" xlink:href="http://asterisk.ru/knowledgebase/Asterisk+cmd+Random"><text:span text:style-name="T1">Random</text:span></text:a><text:span text:style-name="T2">: Переход в плане набора с определенной вероятностью.</text:span></text:p>
        </text:list-item>
        <text:list-item>
          <text:p text:style-name="P22"><text:a xlink:type="simple" xlink:href="http://asterisk.ru/knowledgebase/Asterisk+func+timeout"><text:span text:style-name="T1">TIMEOUT (response)</text:span></text:a><text:span text:style-name="T4">: Установка максимального времени ожидания ввода пользователя.</text:span></text:p>
        </text:list-item>
      </text:list>
      <text:p text:style-name="Standard"/>
      <text:h text:style-name="P4" text:outline-level="4"><text:bookmark text:name="_7"/>Манипуляции со строками и переменными</text:h>
      <text:list xml:id="list62306658" text:style-name="L6">
        <text:list-item>
          <text:p text:style-name="P12"><text:a xlink:type="simple" xlink:href="http://asterisk.ru/knowledgebase/Asterisk+cmd+Cut"><text:span text:style-name="T1">Cut</text:span></text:a><text:span text:style-name="T2">: Удалена в версии 1.4.x. Используйте: </text:span><text:a xlink:type="simple" xlink:href="http://asterisk.ru/knowledgebase/Asterisk+func+cut"><text:span text:style-name="T1">CUT</text:span></text:a><text:span text:style-name="T2">().</text:span></text:p>
        </text:list-item>
        <text:list-item>
          <text:p text:style-name="P12"><text:a xlink:type="simple" xlink:href="http://asterisk.ru/knowledgebase/Asterisk+cmd+ImportVar"><text:span text:style-name="T1">ImportVar</text:span></text:a><text:span text:style-name="T2">: Установка значения переменной </text:span><text:span text:style-name="T3">(описание не найдено)</text:span></text:p>
        </text:list-item>
        <text:list-item>
          <text:p text:style-name="P12"><text:a xlink:type="simple" xlink:href="http://asterisk.ru/knowledgebase/Asterisk+cmd+Math"><text:span text:style-name="T1">Math</text:span></text:a><text:span text:style-name="T2">: Удалена в версии 1.4.x. Используйте: </text:span><text:a xlink:type="simple" xlink:href="http://asterisk.ru/knowledgebase/Asterisk+func+math"><text:span text:style-name="T1">MATH</text:span></text:a><text:span text:style-name="T2">().</text:span></text:p>
        </text:list-item>
        <text:list-item>
          <text:p text:style-name="P12"><text:a xlink:type="simple" xlink:href="http://asterisk.ru/knowledgebase/Asterisk+cmd+Prefix"><text:span text:style-name="T1">Prefix</text:span></text:a><text:span text:style-name="T2">: Добавляет ведущие цифры (Устарела)</text:span></text:p>
        </text:list-item>
        <text:list-item>
          <text:p text:style-name="P12"><text:a xlink:type="simple" xlink:href="http://asterisk.ru/knowledgebase/Asterisk+cmd+SetGlobalVar"><text:span text:style-name="T1">SetGlobalVar</text:span></text:a><text:span text:style-name="T2">: Установка значения глобальной переменной</text:span></text:p>
        </text:list-item>
        <text:list-item>
          <text:p text:style-name="P12"><text:a xlink:type="simple" xlink:href="http://asterisk.ru/knowledgebase/Asterisk+cmd+Set"><text:span text:style-name="T1">Set</text:span></text:a><text:span text:style-name="T2">: Установка значения (или значений) переменной канала или функции</text:span></text:p>
        </text:list-item>
        <text:list-item>
          <text:p text:style-name="P12"><text:a xlink:type="simple" xlink:href="http://asterisk.ru/knowledgebase/Asterisk+cmd+SetVar"><text:span text:style-name="T1">SetVar</text:span></text:a><text:span text:style-name="T2">: Установка значения переменной (Устарела. Используйте </text:span><text:a xlink:type="simple" xlink:href="http://asterisk.ru/knowledgebase/Asterisk+cmd+Set"><text:span text:style-name="T1">Set</text:span></text:a><text:span text:style-name="T2">)</text:span></text:p>
        </text:list-item>
        <text:list-item>
          <text:p text:style-name="P12"><text:span text:style-name="T2">Sort: Функция обработки строк. Устарела. Используйте </text:span><text:a xlink:type="simple" xlink:href="http://asterisk.ru/knowledgebase/Asterisk+func+sort"><text:span text:style-name="T1">SORT</text:span></text:a><text:span text:style-name="T2">.</text:span></text:p>
        </text:list-item>
        <text:list-item>
          <text:p text:style-name="P12"><text:a xlink:type="simple" xlink:href="http://asterisk.ru/knowledgebase/Asterisk+cmd+StripLSD"><text:span text:style-name="T1">StripLSD</text:span></text:a><text:span text:style-name="T2">: Удаление цифр с конца екстеншена (Устарела)</text:span></text:p>
        </text:list-item>
        <text:list-item>
          <text:p text:style-name="P12"><text:a xlink:type="simple" xlink:href="http://asterisk.ru/knowledgebase/Asterisk+cmd+StripMSD"><text:span text:style-name="T1">StripMSD</text:span></text:a><text:span text:style-name="T2">: Отбрасывание ведущих цифр (Устарела)</text:span></text:p>
        </text:list-item>
        <text:list-item>
          <text:p text:style-name="P12"><text:a xlink:type="simple" xlink:href="http://asterisk.ru/knowledgebase/Asterisk+cmd+SubString"><text:span text:style-name="T1">SubString</text:span></text:a><text:span text:style-name="T2">: Сохранение подстроки с цифрами в заданной переменной (Устарела)</text:span></text:p>
        </text:list-item>
        <text:list-item>
          <text:p text:style-name="P23"><text:a xlink:type="simple" xlink:href="http://asterisk.ru/knowledgebase/Asterisk+cmd+Suffix"><text:span text:style-name="T1">Suffix</text:span></text:a><text:span text:style-name="T2">: Добавление цифр в конец екстеншена (Устарела)</text:span></text:p>
        </text:list-item>
      </text:list>
      <text:p text:style-name="Standard"/>
      <text:h text:style-name="P1" text:outline-level="4"><text:bookmark text:name="_8"/>Звук: Запись и Воспроизведение</text:h>
      <text:list xml:id="list271702765" text:style-name="L7">
        <text:list-item>
          <text:p text:style-name="P13"><text:a xlink:type="simple" xlink:href="http://asterisk.ru/knowledgebase/Asterisk+cmd+BackGround"><text:span text:style-name="T1">Background</text:span></text:a><text:span text:style-name="T2">: Проигрывает звуковой файл, в это время могут исполняться другие команды.</text:span></text:p>
        </text:list-item>
        <text:list-item>
          <text:p text:style-name="P13"><text:a xlink:type="simple" xlink:href="http://asterisk.ru/knowledgebase/Asterisk+cmd+BackGroundDetect"><text:span text:style-name="T1">BackgroundDetect</text:span></text:a><text:span text:style-name="T2">: Аналогично команде Background с возможностью определения разговора.</text:span></text:p>
        </text:list-item>
        <text:list-item>
          <text:p text:style-name="P13"><text:a xlink:type="simple" xlink:href="http://asterisk.ru/knowledgebase/Asterisk+cmd+Echo"><text:span text:style-name="T1">Echo</text:span></text:a><text:span text:style-name="T2">: Воспроизвести, то что говорит абонент (эхо).</text:span></text:p>
        </text:list-item>
        <text:list-item>
          <text:p text:style-name="P13"><text:a xlink:type="simple" xlink:href="http://asterisk.ru/knowledgebase/Asterisk+cmd+Festival"><text:span text:style-name="T1">Festival</text:span></text:a><text:span text:style-name="T2">: Проговаривает текст, используя систему синтеза речи Festival.</text:span></text:p>
        </text:list-item>
        <text:list-item>
          <text:p text:style-name="P13"><text:a xlink:type="simple" xlink:href="http://asterisk.ru/knowledgebase/Asterisk+cmd+Festival"><text:span text:style-name="T1">Flite</text:span></text:a><text:span text:style-name="T2">: Проговаривает текст, используя систему синтеза речи Festival Lite (более быстрый отклик, чем при использовании синтезатора Festival).</text:span></text:p>
        </text:list-item>
        <text:list-item>
          <text:p text:style-name="P13"><text:a xlink:type="simple" xlink:href="http://asterisk.ru/knowledgebase/Asterisk+cmd+Milliwatt"><text:span text:style-name="T1">Milliwatt</text:span></text:a><text:span text:style-name="T2">: Генерация чистого тона 1000Hz с уровнем 0dbm (mu-law).</text:span></text:p>
        </text:list-item>
        <text:list-item>
          <text:p text:style-name="P13"><text:a xlink:type="simple" xlink:href="http://asterisk.ru/knowledgebase/Asterisk+cmd+MP3Player"><text:span text:style-name="T1">MP3Player</text:span></text:a><text:span text:style-name="T2">: Проигрывает MP3 файл или поток.</text:span></text:p>
        </text:list-item>
        <text:list-item>
          <text:p text:style-name="P13"><text:soft-page-break/><text:a xlink:type="simple" xlink:href="http://asterisk.ru/knowledgebase/Asterisk+cmd+MusicOnHold"><text:span text:style-name="T1">MusicOnHold</text:span></text:a><text:span text:style-name="T2">: Проигрыш музыки ожидания (Music On Hold), неопределенно долго.</text:span></text:p>
        </text:list-item>
        <text:list-item>
          <text:p text:style-name="P13"><text:a xlink:type="simple" xlink:href="http://asterisk.ru/knowledgebase/Asterisk+cmd+Playback"><text:span text:style-name="T1">Playback</text:span></text:a><text:span text:style-name="T2">: Проигрывает звуковой файл.</text:span></text:p>
        </text:list-item>
        <text:list-item>
          <text:p text:style-name="P13"><text:a xlink:type="simple" xlink:href="http://asterisk.ru/knowledgebase/Asterisk+cmd+Playtones"><text:span text:style-name="T1">Playtones</text:span></text:a><text:span text:style-name="T2">: Проигрывает список тонов, в это время могут исполняться другие команды.</text:span></text:p>
        </text:list-item>
        <text:list-item>
          <text:p text:style-name="P14">Progress: Функция, дающая возможность проигрывания звукового файла вызывающему абоненту до момента ответа на вызов (перевода линии в отвеченное состояние).</text:p>
        </text:list-item>
        <text:list-item>
          <text:p text:style-name="P13"><text:a xlink:type="simple" xlink:href="http://asterisk.ru/knowledgebase/Asterisk+cmd+SayUnixTime"><text:span text:style-name="T1">SayUnixTime</text:span></text:a><text:span text:style-name="T2">: Проговаривает дату и/или время.</text:span></text:p>
        </text:list-item>
        <text:list-item>
          <text:p text:style-name="P13"><text:a xlink:type="simple" xlink:href="http://asterisk.ru/knowledgebase/Asterisk+cmd+SayAlpha"><text:span text:style-name="T1">SayAlpha</text:span></text:a><text:span text:style-name="T2">: Проговаривает буквы.</text:span></text:p>
        </text:list-item>
        <text:list-item>
          <text:p text:style-name="P13"><text:a xlink:type="simple" xlink:href="http://asterisk.ru/knowledgebase/Asterisk+cmd+SayDigits"><text:span text:style-name="T1">SayDigits</text:span></text:a><text:span text:style-name="T2">: Проговаривает цифры.</text:span></text:p>
        </text:list-item>
        <text:list-item>
          <text:p text:style-name="P13"><text:a xlink:type="simple" xlink:href="http://asterisk.ru/knowledgebase/Asterisk+cmd+SayNumber"><text:span text:style-name="T1">SayNumber</text:span></text:a><text:span text:style-name="T2">: Проговаривает номер.</text:span></text:p>
        </text:list-item>
        <text:list-item>
          <text:p text:style-name="P13"><text:a xlink:type="simple" xlink:href="http://asterisk.ru/knowledgebase/Asterisk+cmd+SayPhonetic"><text:span text:style-name="T1">SayPhonetic</text:span></text:a><text:span text:style-name="T2">: Проговаривает буквы фонетическим алфавитом.</text:span></text:p>
        </text:list-item>
        <text:list-item>
          <text:p text:style-name="P13"><text:a xlink:type="simple" xlink:href="http://asterisk.ru/knowledgebase/Asterisk+cmd+SetMusicOnHold"><text:span text:style-name="T1">SetMusicOnHold</text:span></text:a><text:span text:style-name="T2">: Установка класса по умолчанию для музыки ожидания (Music On Hold).</text:span></text:p>
        </text:list-item>
        <text:list-item>
          <text:p text:style-name="P13"><text:a xlink:type="simple" xlink:href="http://asterisk.ru/knowledgebase/Asterisk+cmd+SetLanguage"><text:span text:style-name="T1">SetLanguage</text:span></text:a><text:span text:style-name="T2">: Изменение языка для проигрываемых звуков.</text:span></text:p>
        </text:list-item>
        <text:list-item>
          <text:p text:style-name="P24"><text:a xlink:type="simple" xlink:href="http://asterisk.ru/knowledgebase/Asterisk+cmd+StopPlaytones"><text:span text:style-name="T1">StopPlaytones</text:span></text:a><text:span text:style-name="T2">: Останавливает проигрыш списка тонов.</text:span></text:p>
        </text:list-item>
      </text:list>
      <text:p text:style-name="Standard"/>
      <text:h text:style-name="P1" text:outline-level="4"><text:bookmark text:name="_9"/>Звук: Запись и мониторинг (прослушивание) разговоров</text:h>
      <text:list xml:id="list1646570761" text:style-name="L8">
        <text:list-item>
          <text:p text:style-name="P16"><text:a xlink:type="simple" xlink:href="http://asterisk.ru/knowledgebase/Asterisk+cmd+ALSAMonitor"><text:span text:style-name="T1">ALSAMonitor</text:span></text:a><text:span text:style-name="T2">: Мониторинг консоли ALSA</text:span></text:p>
        </text:list-item>
        <text:list-item>
          <text:p text:style-name="P16"><text:a xlink:type="simple" xlink:href="http://asterisk.ru/knowledgebase/Asterisk+cmd+ChangeMonitor"><text:span text:style-name="T1">ChangeMonitor</text:span></text:a><text:span text:style-name="T2">: Изменения имени файла для записи разговора</text:span></text:p>
        </text:list-item>
        <text:list-item>
          <text:p text:style-name="P16"><text:a xlink:type="simple" xlink:href="http://asterisk.ru/knowledgebase/Asterisk+cmd+ChanSpy"><text:span text:style-name="T1">ChanSpy</text:span></text:a><text:span text:style-name="T2">: Универсальный "встреватель в разговоры"</text:span></text:p>
        </text:list-item>
        <text:list-item>
          <text:p text:style-name="P15">Dictate: Запись и воспроизведение надиктованного текста (диктанта)</text:p>
        </text:list-item>
        <text:list-item>
          <text:p text:style-name="P15">MixMonitor: Запись и миксирование обоих сторон телефонного разговора (в отличии от команды Monitor) v1.2.x</text:p>
        </text:list-item>
        <text:list-item>
          <text:p text:style-name="P16"><text:a xlink:type="simple" xlink:href="http://asterisk.ru/knowledgebase/Asterisk+cmd+Monitor"><text:span text:style-name="T1">Monitor</text:span></text:a><text:span text:style-name="T2">: Запись телефонного разговора в звуковой файл</text:span></text:p>
        </text:list-item>
        <text:list-item>
          <text:p text:style-name="P16"><text:a xlink:type="simple" xlink:href="http://asterisk.ru/knowledgebase/Asterisk+cmd+Record"><text:span text:style-name="T1">Record</text:span></text:a><text:span text:style-name="T2">: Запись телефонного разговора в звуковой файл</text:span></text:p>
        </text:list-item>
        <text:list-item>
          <text:p text:style-name="P25"><text:a xlink:type="simple" xlink:href="http://asterisk.ru/knowledgebase/Asterisk+cmd+StopMonitor"><text:span text:style-name="T1">StopMonitor</text:span></text:a><text:span text:style-name="T2">: Останов записи телефонного разговора</text:span></text:p>
        </text:list-item>
      </text:list>
      <text:h text:style-name="P1" text:outline-level="4"><text:bookmark text:name="SIP"/>Команды канала SIP</text:h>
      <text:list xml:id="list1512155942" text:style-name="L9">
        <text:list-item>
          <text:p text:style-name="P17"><text:a xlink:type="simple" xlink:href="http://asterisk.ru/knowledgebase/Asterisk+cmd+SIPdtmfmode"><text:span text:style-name="T1">SIPdtmfMode</text:span></text:a><text:span text:style-name="T2">: Изменение режима DTMF сигнализации в процессе вызова по SIP каналу</text:span></text:p>
        </text:list-item>
        <text:list-item>
          <text:p text:style-name="P17"><text:a xlink:type="simple" xlink:href="http://asterisk.ru/knowledgebase/Asterisk+cmd+SIPGetHeader"><text:span text:style-name="T1">SIPGetHeader</text:span></text:a><text:span text:style-name="T2">: Получение заголовка из SIP сообщения "invite" (заменена на SIP_HEADER() )</text:span></text:p>
        </text:list-item>
        <text:list-item>
          <text:p text:style-name="P17"><text:a xlink:type="simple" xlink:href="http://asterisk.ru/knowledgebase/Asterisk+cmd+SIPAddHeader"><text:span text:style-name="T1">SIPAddHeader</text:span></text:a><text:span text:style-name="T2">: Добавление заголовка в исходящее SIP сообщение "invite"</text:span></text:p>
        </text:list-item>
        <text:list-item>
          <text:p text:style-name="P26"><text:span text:style-name="T5">suplimental resource</text:span> SIPCallPickup: Перехват звонка с телефона в группу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rebuchet MS" svg:font-family="'Trebuchet MS', 'Lucida Grande', 'Lucida Sans Unicode'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</meta:initial-creator>
    <meta:creation-date>2014-06-04T14:48:10</meta:creation-date>
    <dc:date>2014-06-04T15:11:39</dc:date>
    <dc:creator>Alexander </dc:creator>
    <meta:editing-duration>P0D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3" meta:paragraph-count="102" meta:word-count="849" meta:character-count="6240" meta:non-whitespace-character-count="5586"/>
  </office:meta>
</office:document-meta>
</file>